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0725c" officeooo:paragraph-rsid="0010725c"/>
    </style:style>
    <style:style style:name="P2" style:family="paragraph" style:parent-style-name="Standard">
      <style:paragraph-properties fo:text-align="start" style:justify-single-word="false"/>
      <style:text-properties officeooo:rsid="0010725c" officeooo:paragraph-rsid="0010e680"/>
    </style:style>
    <style:style style:name="T1" style:family="text">
      <style:text-properties fo:font-size="14pt" style:font-size-asian="14pt" style:font-size-complex="14pt"/>
    </style:style>
    <style:style style:name="T2" style:family="text">
      <style:text-properties officeooo:rsid="0010ba8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0ba8b"/>
    </style:style>
    <style:style style:name="T5" style:family="text">
      <style:text-properties style:text-underline-style="solid" style:text-underline-width="auto" style:text-underline-color="font-color" officeooo:rsid="0010e680"/>
    </style:style>
    <style:style style:name="T6" style:family="text">
      <style:text-properties style:text-underline-style="none" officeooo:rsid="0010e6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MARCHES DE COMMUNICATION</text:span></text:p>
      <text:p text:style-name="P1"/>
      <text:p text:style-name="P2"><text:line-break/><text:span text:style-name="T3">Démarches afin d'acquérir une salle :</text:span><text:line-break/><text:line-break/>Envisageant d’acquérir une grande salle afin d'y réaliser notre événement, nous avons entrepris de joindre l'événementiel de LILLE 1 afin de réserver une salle au sein de LILLIAD. Nous nous sommes déplacés personnellement afin d'y obtenir le mail du responsable événementiel mais nous n'avons récolter que les coordonnées d'une personnalité de LILLIAD qui, malgré des sollicitations par mail et par téléphone ; ne nous a jamais répondu. Nous nous sommes donc déplacé une seconde fois et y avons rencontrés personnellement des personnes de l'événementiel qui nous ont donner un mail <text:span text:style-name="T2">ainsi qu'un numéro de téléphone. Après un rappel téléphonique, LILLIAD nous a répondu négativement quant a notre demande de salle par rapport a un problème de disponibilité. et nous nous somme finalement tourné vers l'événementiel de l'IUT A .<text:line-break/><text:line-break/>Nous avons obtenu un rendez vous avec Mme Creton et l'avons rencontrée, avons discuter de notre projet et avons finalement obtenu une fiche de réservation du hall dans lequel nous avons donc finalement décidé de réaliser notre Salon de jeu indépendant.<text:line-break/><text:line-break/></text:span><text:span text:style-name="T4">Démarches </text:span><text:span text:style-name="T5">auprès des </text:span><text:span text:style-name="T4">entreprises :</text:span><text:span text:style-name="T2"><text:line-break/><text:line-break/>Dans la démarche de contact des entreprises, nous avons recueilli les mails d'entreprises basés au sein de la Plaine Image a Tourcoing. Après de nombreux mails envoyés a une dizaine d'entreprise, avec un projet qui n'était a l'époque pas très avancé. En l’absence de date et de lieu, nous n'avons recueilli aucune réponse, sans doute pour les raisons du mauvais ciblage des entreprises. N'ayant eu que les dates très récemment, nos démarches sérieuses et précises viennent simplement de débuter.<text:line-break/><text:line-break/>Nous avons donc démarché la centrale de la Plaine Image afin d'y obtenir les mails des entreprises ayant des projets de développement de jeu vidéo ou un jeu vidéo terminé. Ainsi, nous espérons cibler des entreprises de manière plus ciblée. Quelques membres du groupe se rendront par ailleurs à un événement de la Plaine Image afin de les rencontrer et leur expliquer plus personnellement notre projet.<text:line-break/><text:line-break/></text:span><text:span text:style-name="T4">Démarche auprès d'Amnesty International :</text:span></text:p>
      <text:p text:style-name="P2"/>
      <text:p text:style-name="P2"><text:span text:style-name="T6">Le contact par téléphone de l'association nous a retourner une réponse positive quand a notre volonté de leur reverser les bénéfices de notre événement mais n'a pas apporter son accord quant a notre volonté d'apposer leur logo sur notre affiche et nos flyers.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tare Valentin</meta:initial-creator>
    <meta:creation-date>2016-11-23T10:58:14.826617274</meta:creation-date>
    <dc:date>2016-11-23T11:38:50.945374728</dc:date>
    <dc:creator>Tartare Valentin</dc:creator>
    <meta:editing-duration>PT9M15S</meta:editing-duration>
    <meta:editing-cycles>1</meta:editing-cycles>
    <meta:document-statistic meta:table-count="0" meta:image-count="0" meta:object-count="0" meta:page-count="1" meta:paragraph-count="3" meta:word-count="377" meta:character-count="2385" meta:non-whitespace-character-count="2002"/>
    <meta:generator>LibreOffice/4.3.3.2$Linux_X86_64 LibreOffice_project/430m0$Build-2</meta:generator>
  </office:meta>
</office:document-meta>
</file>